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ef83" officeooo:paragraph-rsid="0004ef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S Glossary </text:p>
      <text:p text:style-name="P1"/>
      <text:p text:style-name="P1">Member: Someone that has created an account and is using the application after having signed in. </text:p>
      <text:p text:style-name="P1"/>
      <text:p text:style-name="P1">Guest: Someone using the “Guest” option in order to utilize the application without being a member. <text:s/>Assumed to be “checking out” the application before whether to create an account. Application still have to be downloaded to a device to be used. </text:p>
      <text:p text:style-name="P1"/>
      <text:p text:style-name="P1">User: refers to someone using the application as Guest OR as a member. Covers both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02T15:26:41.985733902</meta:creation-date>
    <dc:date>2022-11-02T15:35:56.574528414</dc:date>
    <meta:editing-duration>PT9M15S</meta:editing-duration>
    <meta:editing-cycles>1</meta:editing-cycles>
    <meta:document-statistic meta:table-count="0" meta:image-count="0" meta:object-count="0" meta:page-count="1" meta:paragraph-count="4" meta:word-count="74" meta:character-count="441" meta:non-whitespace-character-count="366"/>
    <meta:generator>LibreOffice/7.3.5.2$MacOSX_X86_64 LibreOffice_project/184fe81b8c8c30d8b5082578aee2fed2ea847c01</meta:generator>
  </office:meta>
</office:document-meta>
</file>